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.75cm"/>
      <style:paragraph-properties style:writing-mode="lr-tb"/>
    </style:style>
    <style:style style:name="gr2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1.25cm" fo:min-width="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7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loext:graphic-properties draw:opacity="0%"/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opacity="0%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8pt" fo:background-color="#ffffff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background-color="#ffffff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cm" svg:height="2cm" svg:x="6.05cm" svg:y="4.25cm">
          <text:p text:style-name="P1"><text:span text:style-name="T1">bytesAvailable == requiredLength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4" xml:id="id1" draw:id="id1" draw:layer="layout" svg:width="3.5cm" svg:height="1.5cm" svg:x="1.75cm" svg:y="4.5cm">
          <text:p text:style-name="P3"><text:span text:style-name="T2">Peak “ID” of Serial message (first element in buffer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5cm" svg:height="1.5cm" svg:x="11.75cm" svg:y="4.5cm">
          <text:p text:style-name="P3"><text:span text:style-name="T2">Parse string into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5cm" svg:height="1.5cm" svg:x="11.75cm" svg:y="6.75cm">
          <text:p text:style-name="P3"><text:span text:style-name="T2">Act on message</text:span></text:p>
          <text:p text:style-name="P3"><text:span text:style-name="T3">- Change car state for “set”</text:span></text:p>
          <text:p text:style-name="P3"><text:span text:style-name="T3">- Populate response for “get”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3.5cm" svg:height="1.5cm" svg:x="6.75cm" svg:y="6.75cm">
          <text:p text:style-name="P3"><text:span text:style-name="T2">Serialize response into byte 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3.5cm" svg:height="1.5cm" svg:x="1.75cm" svg:y="6.75cm">
          <text:p text:style-name="P3"><text:span text:style-name="T2">Send byte array over Seria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5.25cm" svg:y1="5.25cm" svg:x2="6.05cm" svg:y2="5.25cm" draw:start-shape="id1" draw:start-glue-point="1" draw:end-shape="id2" svg:d="M5250 5250h800" svg:viewBox="0 0 801 1">
          <text:p/>
        </draw:connector>
        <draw:connector draw:style-name="gr4" draw:text-style-name="P7" draw:layer="layout" svg:x1="10.55cm" svg:y1="5.25cm" svg:x2="11.75cm" svg:y2="5.25cm" draw:start-shape="id2" draw:start-glue-point="7" draw:end-shape="id3" draw:end-glue-point="3" svg:d="M10550 5250h1200" svg:viewBox="0 0 1201 1">
          <text:p text:style-name="P6"><text:span text:style-name="T4">Yes</text:span></text:p>
        </draw:connector>
        <draw:connector draw:style-name="gr5" draw:text-style-name="P5" draw:layer="layout" svg:x1="13.5cm" svg:y1="6cm" svg:x2="13.5cm" svg:y2="6.75cm" draw:start-shape="id3" draw:start-glue-point="2" draw:end-shape="id4" draw:end-glue-point="0" svg:d="M13500 6000v750" svg:viewBox="0 0 1 751">
          <text:p/>
        </draw:connector>
        <draw:connector draw:style-name="gr6" draw:text-style-name="P5" draw:layer="layout" svg:x1="11.75cm" svg:y1="7.5cm" svg:x2="10.25cm" svg:y2="7.5cm" draw:start-shape="id4" draw:start-glue-point="3" draw:end-shape="id5" draw:end-glue-point="1" svg:d="M11750 7500h-1500" svg:viewBox="0 0 1501 1">
          <text:p/>
        </draw:connector>
        <draw:connector draw:style-name="gr7" draw:text-style-name="P5" draw:layer="layout" svg:x1="6.75cm" svg:y1="7.5cm" svg:x2="5.25cm" svg:y2="7.5cm" draw:start-shape="id5" draw:start-glue-point="3" draw:end-shape="id6" draw:end-glue-point="1" svg:d="M6750 7500h-1500" svg:viewBox="0 0 1501 1">
          <text:p/>
        </draw:connector>
        <draw:connector draw:style-name="gr8" draw:text-style-name="P9" draw:layer="layout" svg:x1="8.3cm" svg:y1="4.25cm" svg:x2="3.5cm" svg:y2="4.5cm" draw:start-shape="id2" draw:start-glue-point="4" draw:end-shape="id1" draw:end-glue-point="0" svg:d="M8300 4250v-501h-4800v751" svg:viewBox="0 0 4801 752">
          <text:p text:style-name="P8"><text:span text:style-name="T4">No</text:span></text:p>
          <text:p text:style-name="P8"><text:span text:style-name="T4"/></text:p>
          <text:p text:style-name="P8"><text:span text:style-name="T4"/></text:p>
          <text:p text:style-name="P8"><text:span text:style-name="T4"/></text:p>
        </draw:connector>
        <draw:connector draw:style-name="gr9" draw:text-style-name="P5" draw:layer="layout" svg:x1="3.5cm" svg:y1="6.75cm" svg:x2="3.5cm" svg:y2="6cm" draw:start-shape="id6" draw:start-glue-point="0" draw:end-shape="id1" draw:end-glue-point="2" svg:d="M3500 6750v-750" svg:viewBox="0 0 1 7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6:05:58.386718705</meta:creation-date>
    <dc:date>2022-10-02T19:35:40.110052079</dc:date>
    <meta:editing-duration>PT3H29M41S</meta:editing-duration>
    <meta:editing-cycles>2</meta:editing-cycles>
    <meta:generator>LibreOffice/7.4.1.2$Linux_X86_64 LibreOffice_project/40$Build-2</meta:generator>
    <meta:document-statistic meta:object-count="13"/>
  </office:meta>
</office:document-meta>
</file>